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/>
    </style:style>
    <style:style style:name="P6" style:family="paragraph" style:parent-style-name="Standard">
      <style:text-properties style:font-name="Arial" fo:font-size="10pt" fo:font-weight="bold" officeooo:paragraph-rsid="000ff446" style:font-size-asian="10pt" style:font-weight-asian="bold" style:font-name-complex="Arial1" style:font-size-complex="10pt"/>
    </style:style>
    <style:style style:name="P7" style:family="paragraph" style:parent-style-name="Standard">
      <style:text-properties style:font-name="Arial" fo:font-size="10pt" fo:font-weight="bold" officeooo:rsid="00112258" officeooo:paragraph-rsid="00112258" style:font-size-asian="10pt" style:font-weight-asian="bold" style:font-name-complex="Arial1" style:font-size-complex="10pt"/>
    </style:style>
    <style:style style:name="P8" style:family="paragraph" style:parent-style-name="Standard">
      <style:text-properties style:font-name="Arial" fo:font-size="10pt" fo:language="pt" fo:country="BR" fo:font-weight="bold" officeooo:rsid="000ff446" officeooo:paragraph-rsid="000ff446" style:font-size-asian="10pt" style:font-weight-asian="bold" style:font-name-complex="Arial1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officeooo:rsid="00112258" officeooo:paragraph-rsid="00112258" style:font-size-asian="10pt" style:font-weight-asian="bold" style:font-name-complex="Arial1" style:font-size-complex="10pt"/>
    </style:style>
    <style:style style:name="P10" style:family="paragraph" style:parent-style-name="Standard">
      <style:text-properties style:font-name="Arial" fo:font-size="10pt" fo:language="pt" fo:country="BR" officeooo:rsid="00112258" style:font-size-asian="10pt" style:font-name-complex="Arial1" style:font-size-complex="10pt"/>
    </style:style>
    <style:style style:name="P11" style:family="paragraph" style:parent-style-name="Standard">
      <style:paragraph-properties fo:text-align="justify" style:justify-single-word="false"/>
      <style:text-properties officeooo:rsid="000ef136" officeooo:paragraph-rsid="000ef136"/>
    </style:style>
    <style:style style:name="P12" style:family="paragraph" style:parent-style-name="Standard">
      <style:paragraph-properties fo:line-height="115%"/>
    </style:style>
    <style:style style:name="P13" style:family="paragraph" style:parent-style-name="Standard">
      <style:paragraph-properties fo:line-height="115%" fo:text-align="justify" style:justify-single-word="false"/>
      <style:text-properties officeooo:paragraph-rsid="000ef136"/>
    </style:style>
    <style:style style:name="P14" style:family="paragraph" style:parent-style-name="Standard">
      <style:paragraph-properties fo:line-height="115%"/>
      <style:text-properties officeooo:paragraph-rsid="00112258"/>
    </style:style>
    <style:style style:name="P15" style:family="paragraph" style:parent-style-name="Standard">
      <style:text-properties officeooo:paragraph-rsid="00112258"/>
    </style:style>
    <style:style style:name="P16" style:family="paragraph" style:parent-style-name="Standard">
      <style:paragraph-properties fo:margin-left="2.54cm" fo:margin-right="0cm" fo:text-indent="1.27cm" style:auto-text-indent="false"/>
    </style:style>
    <style:style style:name="P17" style:family="paragraph" style:parent-style-name="Standard">
      <style:paragraph-properties fo:margin-left="2.54cm" fo:margin-right="0cm" fo:text-align="justify" style:justify-single-word="false" fo:text-indent="1.27cm" style:auto-text-indent="false"/>
      <style:text-properties officeooo:paragraph-rsid="000ef136"/>
    </style:style>
    <style:style style:name="P18" style:family="paragraph" style:parent-style-name="Standard">
      <style:paragraph-properties fo:margin-left="2.54cm" fo:margin-right="0cm" fo:text-indent="1.27cm" style:auto-text-indent="false"/>
      <style:text-properties style:font-name="Arial" fo:font-size="10pt" fo:language="pt" fo:country="BR" officeooo:rsid="000ef136" style:font-size-asian="10pt" style:font-name-complex="Arial1" style:font-size-complex="10pt"/>
    </style:style>
    <style:style style:name="P19" style:family="paragraph" style:parent-style-name="Standard">
      <style:paragraph-properties fo:margin-left="2.54cm" fo:margin-right="0cm" fo:text-indent="1.27cm" style:auto-text-indent="false"/>
      <style:text-properties style:font-name="Arial" fo:font-size="10pt" fo:language="pt" fo:country="BR" officeooo:rsid="000ef136" officeooo:paragraph-rsid="000ef136" style:font-size-asian="10pt" style:font-name-complex="Arial1" style:font-size-complex="10pt"/>
    </style:style>
    <style:style style:name="P20" style:family="paragraph" style:parent-style-name="Standard">
      <style:paragraph-properties fo:margin-left="2.54cm" fo:margin-right="0cm" fo:text-align="justify" style:justify-single-word="false" fo:text-indent="1.27cm" style:auto-text-indent="false"/>
      <style:text-properties style:font-name="Arial" fo:font-size="10pt" fo:language="en" fo:country="US" officeooo:paragraph-rsid="000ef136" style:font-size-asian="10pt" style:font-name-complex="Arial1" style:font-size-complex="10pt"/>
    </style:style>
    <style:style style:name="P21" style:family="paragraph" style:parent-style-name="Standard">
      <style:paragraph-properties fo:margin-left="3.81cm" fo:margin-right="0cm" fo:text-indent="0cm" style:auto-text-indent="false"/>
      <style:text-properties style:font-name="Arial" fo:font-size="10pt" style:font-size-asian="10pt" style:font-name-complex="Arial1" style:font-size-complex="10pt"/>
    </style:style>
    <style:style style:name="P22" style:family="paragraph" style:parent-style-name="Standard">
      <style:paragraph-properties fo:margin-left="3.81cm" fo:margin-right="0cm" fo:text-indent="0cm" style:auto-text-indent="false"/>
      <style:text-properties style:font-name="Arial" fo:font-size="10pt" fo:language="pt" fo:country="BR" officeooo:rsid="000ff446" officeooo:paragraph-rsid="000ff446" style:font-size-asian="10pt" style:font-name-complex="Arial1" style:font-size-complex="10pt"/>
    </style:style>
    <style:style style:name="P23" style:family="paragraph" style:parent-style-name="Standard">
      <style:paragraph-properties fo:margin-left="3.81cm" fo:margin-right="0cm" fo:text-indent="-3.81cm" style:auto-text-indent="false"/>
      <style:text-properties officeooo:paragraph-rsid="000ff446"/>
    </style:style>
    <style:style style:name="P24" style:family="paragraph" style:parent-style-name="Standard">
      <style:paragraph-properties fo:margin-left="3.81cm" fo:margin-right="0cm" fo:line-height="115%" fo:text-indent="-3.81cm" style:auto-text-indent="false"/>
      <style:text-properties officeooo:paragraph-rsid="000ff446"/>
    </style:style>
    <style:style style:name="P25" style:family="paragraph" style:parent-style-name="Standard">
      <style:paragraph-properties fo:margin-left="3.81cm" fo:margin-right="0cm" fo:text-indent="-3.81cm" style:auto-text-indent="false"/>
      <style:text-properties style:font-name="Arial" fo:font-size="10pt" fo:language="pt" fo:country="BR" officeooo:rsid="000ff446" officeooo:paragraph-rsid="000ff446" style:font-size-asian="10pt" style:font-name-complex="Arial1" style:font-size-complex="10pt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style:font-name="Arial" fo:font-size="10pt" style:font-size-asian="10pt" style:font-name-complex="Arial1" style:font-size-complex="10pt"/>
    </style:style>
    <style:style style:name="P27" style:family="paragraph" style:parent-style-name="Standard">
      <style:paragraph-properties fo:margin-left="3.175cm" fo:margin-right="0cm" fo:text-indent="0.635cm" style:auto-text-indent="false"/>
      <style:text-properties style:font-name="Arial" fo:font-size="10pt" style:font-size-asian="10pt" style:font-name-complex="Arial1" style:font-size-complex="10pt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319ed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000000"/>
    </style:style>
    <style:style style:name="P31" style:family="paragraph" style:parent-style-name="Standard">
      <style:paragraph-properties fo:margin-left="0cm" fo:margin-right="0cm" fo:line-height="115%" fo:text-indent="0cm" style:auto-text-indent="false"/>
      <style:text-properties officeooo:paragraph-rsid="00112258"/>
    </style:style>
    <style:style style:name="P32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officeooo:rsid="000ef136" style:font-weight-asian="bold" style:font-name-complex="Arial1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0ef136" style:font-size-asian="10pt" style:font-name-complex="Arial1" style:font-size-complex="10pt"/>
    </style:style>
    <style:style style:name="T3" style:family="text">
      <style:text-properties style:font-name="Arial" fo:font-size="10pt" officeooo:rsid="000ff446" style:font-size-asian="10pt" style:font-name-complex="Arial1" style:font-size-complex="10pt"/>
    </style:style>
    <style:style style:name="T4" style:family="text">
      <style:text-properties style:font-name="Arial" fo:font-size="10pt" officeooo:rsid="00112258" style:font-size-asian="10pt" style:font-name-complex="Arial1" style:font-size-complex="10pt"/>
    </style:style>
    <style:style style:name="T5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6" style:family="text">
      <style:text-properties style:font-name="Arial" fo:font-size="10pt" fo:language="pt" fo:country="BR" style:font-size-asian="10pt" style:font-name-complex="Arial1" style:font-size-complex="10pt"/>
    </style:style>
    <style:style style:name="T7" style:family="text">
      <style:text-properties style:font-name="Arial" fo:font-size="10pt" fo:language="pt" fo:country="BR" officeooo:rsid="000ef136" style:font-size-asian="10pt" style:font-name-complex="Arial1" style:font-size-complex="10pt"/>
    </style:style>
    <style:style style:name="T8" style:family="text">
      <style:text-properties style:font-name="Arial" fo:font-size="10pt" fo:language="pt" fo:country="BR" officeooo:rsid="000ff446" style:font-size-asian="10pt" style:font-name-complex="Arial1" style:font-size-complex="10pt"/>
    </style:style>
    <style:style style:name="T9" style:family="text">
      <style:text-properties style:font-name="Arial" fo:font-size="10pt" fo:language="pt" fo:country="BR" officeooo:rsid="00112258" style:font-size-asian="10pt" style:font-name-complex="Arial1" style:font-size-complex="10pt"/>
    </style:style>
    <style:style style:name="T10" style:family="text">
      <style:text-properties style:font-name="Arial" fo:font-size="10pt" fo:language="pt" fo:country="BR" officeooo:rsid="001319ed" style:font-size-asian="10pt" style:font-name-complex="Arial1" style:font-size-complex="10pt"/>
    </style:style>
    <style:style style:name="T11" style:family="text"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style style:name="T12" style:family="text">
      <style:text-properties style:font-name="Arial" fo:font-size="10pt" fo:language="pt" fo:country="BR" fo:font-weight="bold" officeooo:rsid="000ef136" style:font-size-asian="10pt" style:font-weight-asian="bold" style:font-name-complex="Arial1" style:font-size-complex="10pt"/>
    </style:style>
    <style:style style:name="T13" style:family="text">
      <style:text-properties style:font-name="Arial" fo:font-size="10pt" fo:language="pt" fo:country="BR" style:text-underline-style="solid" style:text-underline-width="auto" style:text-underline-color="font-color" officeooo:rsid="000ef136" style:font-size-asian="10pt" style:font-name-complex="Arial1" style:font-size-complex="10pt"/>
    </style:style>
    <style:style style:name="T14" style:family="text">
      <style:text-properties style:font-name="Arial" fo:font-size="10pt" fo:language="pt" fo:country="BR" style:text-underline-style="solid" style:text-underline-width="auto" style:text-underline-color="font-color" officeooo:rsid="00112258" style:font-size-asian="10pt" style:font-name-complex="Arial1" style:font-size-complex="10pt"/>
    </style:style>
    <style:style style:name="T15" style:family="text">
      <style:text-properties style:font-name="Arial" fo:font-size="10pt" fo:language="pt" fo:country="BR" style:text-underline-style="solid" style:text-underline-width="auto" style:text-underline-color="font-color" officeooo:rsid="000ff446" style:font-size-asian="10pt" style:font-name-complex="Arial1" style:font-size-complex="10pt"/>
    </style:style>
    <style:style style:name="T16" style:family="text">
      <style:text-properties style:font-name="Arial" fo:font-size="10pt" fo:language="pt" fo:country="BR" style:text-underline-style="solid" style:text-underline-width="auto" style:text-underline-color="font-color" officeooo:rsid="0015506b" style:font-size-asian="10pt" style:font-name-complex="Arial1" style:font-size-complex="10pt"/>
    </style:style>
    <style:style style:name="T17" style:family="text">
      <style:text-properties style:font-name="Arial" fo:font-size="10pt" fo:language="pt" fo:country="BR" style:text-underline-style="none" officeooo:rsid="000ef136" style:font-size-asian="10pt" style:font-name-complex="Arial1" style:font-size-complex="10pt"/>
    </style:style>
    <style:style style:name="T18" style:family="text">
      <style:text-properties style:font-name="Arial" fo:font-size="10pt" fo:language="en" fo:country="US" officeooo:rsid="000ef136" style:font-size-asian="10pt" style:font-name-complex="Arial1" style:font-size-complex="10pt"/>
    </style:style>
    <style:style style:name="T19" style:family="text">
      <style:text-properties style:font-name="Arial" fo:font-size="10pt" fo:language="en" fo:country="US" officeooo:rsid="000ff446" style:font-size-asian="10pt" style:font-name-complex="Arial1" style:font-size-complex="10pt"/>
    </style:style>
    <style:style style:name="T20" style:family="text">
      <style:text-properties style:font-name="Arial" fo:font-size="10pt" fo:language="en" fo:country="US" officeooo:rsid="00112258" style:font-size-asian="10pt" style:font-name-complex="Arial1" style:font-size-complex="10pt"/>
    </style:style>
    <style:style style:name="T21" style:family="text">
      <style:text-properties style:font-name="Arial" fo:font-size="10pt" style:text-underline-style="solid" style:text-underline-width="auto" style:text-underline-color="font-color" style:font-size-asian="10pt" style:font-name-complex="Arial1" style:font-size-complex="10pt"/>
    </style:style>
    <style:style style:name="T22" style:family="text">
      <style:text-properties style:font-name="Arial" fo:font-size="10pt" style:text-underline-style="solid" style:text-underline-width="auto" style:text-underline-color="font-color" officeooo:rsid="00112258" style:font-size-asian="10pt" style:font-name-complex="Arial1" style:font-size-complex="10pt"/>
    </style:style>
    <style:style style:name="T23" style:family="text">
      <style:text-properties style:font-name="Arial" fo:font-size="10pt" style:text-underline-style="solid" style:text-underline-width="auto" style:text-underline-color="font-color" officeooo:rsid="000ff446" style:font-size-asian="10pt" style:font-name-complex="Arial1" style:font-size-complex="10pt"/>
    </style:style>
    <style:style style:name="T24" style:family="text">
      <style:text-properties style:font-name="Arial" fo:font-size="10pt" style:text-underline-style="solid" style:text-underline-width="auto" style:text-underline-color="font-color" officeooo:rsid="000ef136" style:font-size-asian="10pt" style:font-name-complex="Arial1" style:font-size-complex="10pt"/>
    </style:style>
    <style:style style:name="T25" style:family="text">
      <style:text-properties style:text-position="super 58%" style:font-name="Arial" fo:font-size="10pt" fo:language="pt" fo:country="BR" officeooo:rsid="00112258" style:font-size-asian="10pt" style:font-name-complex="Arial1" style:font-size-complex="10pt"/>
    </style:style>
    <style:style style:name="T26" style:family="text">
      <style:text-properties fo:font-variant="normal" fo:text-transform="none" fo:color="#000000" style:font-name="Arial" fo:font-size="10pt" fo:letter-spacing="normal" fo:font-style="normal" fo:font-weight="normal" officeooo:rsid="000ff446" style:font-size-asian="10pt" style:font-name-complex="Arial1" style:font-size-complex="10pt"/>
    </style:style>
    <style:style style:name="T27" style:family="text">
      <style:text-properties fo:font-variant="normal" fo:text-transform="none" fo:color="#000000" style:font-name="Arial" fo:font-size="10pt" fo:letter-spacing="normal" fo:language="pt" fo:country="BR" fo:font-style="normal" fo:font-weight="normal" officeooo:rsid="000ff446" style:font-size-asian="10pt" style:font-name-complex="Arial1" style:font-size-complex="10pt"/>
    </style:style>
    <style:style style:name="T28" style:family="text">
      <style:text-properties fo:font-variant="normal" fo:text-transform="none" fo:color="#000000" style:font-name="Arial" fo:font-size="10pt" fo:letter-spacing="normal" fo:language="pt" fo:country="BR" fo:font-style="normal" fo:font-weight="normal" officeooo:rsid="00112258" style:font-size-asian="10pt" style:font-name-complex="Arial1" style:font-size-complex="10pt"/>
    </style:style>
    <style:style style:name="T29" style:family="text">
      <style:text-properties fo:font-variant="normal" fo:text-transform="none" fo:color="#000000" style:font-name="Arial" fo:font-size="10pt" fo:letter-spacing="normal" fo:language="pt" fo:country="BR" fo:font-style="normal" fo:font-weight="normal" officeooo:rsid="001495f9" style:font-size-asian="10pt" style:font-name-complex="Arial1" style:font-size-complex="10pt"/>
    </style:style>
    <style:style style:name="T30" style:family="text">
      <style:text-properties fo:font-variant="normal" fo:text-transform="none" fo:color="#000000" style:text-position="super 58%" style:font-name="Arial" fo:font-size="10pt" fo:letter-spacing="normal" fo:font-style="normal" fo:font-weight="normal" officeooo:rsid="000ff446" style:font-size-asian="10pt" style:font-name-complex="Arial1" style:font-size-complex="10pt"/>
    </style:style>
    <style:style style:name="T31" style:family="text">
      <style:text-properties fo:font-variant="normal" fo:text-transform="none" style:font-name="Arial" fo:font-size="10pt" fo:letter-spacing="normal" fo:font-style="normal" style:font-size-asian="10pt" style:font-name-complex="Arial1" style:font-size-complex="10pt"/>
    </style:style>
    <style:style style:name="T32" style:family="text">
      <style:text-properties fo:font-variant="normal" fo:text-transform="none" style:font-name="Arial" fo:font-size="10pt" fo:letter-spacing="normal" fo:language="pt" fo:country="BR" fo:font-style="normal" officeooo:rsid="00112258" style:font-size-asian="10pt" style:font-name-complex="Arial1" style:font-size-complex="10pt"/>
    </style:style>
    <style:style style:name="T33" style:family="text">
      <style:text-properties fo:font-variant="normal" fo:text-transform="none" style:text-position="super 58%" style:font-name="Arial" fo:font-size="10pt" fo:letter-spacing="normal" fo:language="pt" fo:country="BR" fo:font-style="normal" officeooo:rsid="00112258" style:font-size-asian="10pt" style:font-name-complex="Arial1" style:font-size-complex="10pt"/>
    </style:style>
    <style:style style:name="T34" style:family="text">
      <style:text-properties fo:color="#000000" style:font-name="Arial" fo:font-size="10pt" officeooo:rsid="000ff446" style:font-size-asian="10pt" style:font-name-complex="Arial1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arlos Eduardo Marciano</text:p>
      <text:p text:style-name="P1"/>
      <text:p text:style-name="P28"><text:span text:style-name="T8"><text:s text:c="2"/>ce</text:span><text:span text:style-name="T2">marciano@poli.ufrj.br</text:span><text:span text:style-name="T1"> <text:s text:c="22"/></text:span><text:span text:style-name="T8">C</text:span><text:span text:style-name="T2">elular</text:span><text:span text:style-name="T8">:</text:span><text:span text:style-name="T1"> +5</text:span><text:span text:style-name="T2">5</text:span><text:span text:style-name="T1"> </text:span><text:span text:style-name="T2">2</text:span><text:span text:style-name="T1">1 </text:span><text:span text:style-name="T2">97624</text:span><text:span text:style-name="T7">–</text:span><text:span text:style-name="T2">2415</text:span></text:p>
      <text:p text:style-name="P29"><text:span text:style-name="T17"><text:s/></text:span><text:span text:style-name="T13">Currículo completo </text:span><text:span text:style-name="T16">e portfolio</text:span><text:span text:style-name="T13">: https://carloseduardov8.github.io/</text:span></text:p>
      <text:p text:style-name="P4"><text:tab/><text:tab/></text:p>
      <text:p text:style-name="P15"><text:span text:style-name="T12">EDUCAÇÃO</text:span><text:span text:style-name="T5"><text:tab/><text:tab/></text:span></text:p>
      <text:p text:style-name="P19">Universidade Federal do Rio de Janeiro</text:p>
      <text:p text:style-name="P18">Engenharia de Computação e Informação</text:p>
      <text:p text:style-name="P16"><text:span text:style-name="T7">Graduação prevista para o </text:span><text:span text:style-name="T9">2</text:span><text:span text:style-name="T25">o</text:span><text:span text:style-name="T7"> semestre de 2019</text:span></text:p>
      <text:p text:style-name="P17"><text:span text:style-name="T7">CR acumulado:</text:span><text:span text:style-name="T18"> 8,6 / 10,0</text:span></text:p>
      <text:p text:style-name="P20"/>
      <text:p text:style-name="P20"/>
      <text:p text:style-name="P11"><text:span text:style-name="T5">E</text:span><text:span text:style-name="T11">XPERIÊNCIAS PROFISSIONAIS</text:span></text:p>
      <text:p text:style-name="P4"/>
      <text:p text:style-name="P4"/>
      <text:p text:style-name="P13"><text:span text:style-name="T2">Dez 2017 </text:span><text:span text:style-name="T7">–</text:span><text:span text:style-name="T1"> Present</text:span><text:span text:style-name="T2">e</text:span><text:span text:style-name="T1"><text:tab/></text:span><text:span text:style-name="T2">Universidade Federal do Rio de Janeiro</text:span></text:p>
      <text:p text:style-name="P12"><text:span text:style-name="T1"><text:tab/><text:tab/><text:tab/></text:span><text:span text:style-name="T13">Pesquisador</text:span><text:span text:style-name="T24"> de </text:span><text:span text:style-name="T13">Iniciação Científica</text:span></text:p>
      <text:p text:style-name="P2"><text:span text:style-name="T1"><text:tab/><text:tab/></text:span><text:span text:style-name="T6"><text:tab/></text:span><text:span text:style-name="T7">Venho elaborando algoritmos polinomiais e condições suficientes para o problema de <text:tab/><text:tab/><text:tab/><text:tab/>encontrar </text:span><text:span text:style-name="T18">“strong double tracings” em grafos, com diversas </text:span><text:span text:style-name="T7">aplicações urbanas </text:span><text:span text:style-name="T8">(ex.: </text:span><text:span text:style-name="T19">rota</text:span><text:span text:style-name="T8">s</text:span><text:span text:style-name="T19"> <text:tab/><text:tab/><text:tab/>de </text:span><text:span text:style-name="T8">ônibus de turismo; </text:span><text:span text:style-name="T19">rota</text:span><text:span text:style-name="T8">s</text:span><text:span text:style-name="T19"> de ve</text:span><text:span text:style-name="T8">ículos de limpeza). Utilizo a linguagem C++ para toda a <text:tab/><text:tab/><text:tab/>implementação.</text:span></text:p>
      <text:p text:style-name="P4"/>
      <text:p text:style-name="P24"><text:span text:style-name="T7">Mar 2016 – Dez 2017</text:span><text:span text:style-name="T1"><text:tab/></text:span><text:span text:style-name="T2">Universidade Federal do Rio de Janeiro</text:span><text:span text:style-name="T1"><text:line-break/></text:span><text:span text:style-name="T15">Monitor de Algoritmos e Estruturas de Dados</text:span></text:p>
      <text:p text:style-name="P22">Como assistente do professor da disciplina, tive o prazer de dar aulas, elaborar exercícios e propor trabalhos, além de auxiliar e conhecer as individualidades de cada aluno. Apesar de ter sido oferecido um terceiro ano, deixei o cargo para me dedicar à pesquisa.</text:p>
      <text:p text:style-name="P4"/>
      <text:p text:style-name="P5"/>
      <text:p text:style-name="P8">ALGUNS PROJETOS</text:p>
      <text:p text:style-name="P6"><office:annotation office:name="__Annotation__116_4091058064"><dc:creator>Elizabeth Arredon Mier</dc:creator><dc:date>2016-02-17T10:55:00</dc:date><loext:sender-initials>EAM</loext:sender-initials><text:p>School and/or personal projects count! Follow the guidelines in the work experience section.</text:p><text:p/></office:annotation></text:p>
      <text:p text:style-name="P3"/>
      <text:p text:style-name="P23"><text:span text:style-name="T3">1</text:span><text:span text:style-name="T26">º</text:span><text:span text:style-name="T34"> </text:span><text:span text:style-name="T3">semestre de 2016</text:span><text:span text:style-name="T1"><text:tab/></text:span><text:span text:style-name="T23">Issues Monitoring:</text:span><text:span text:style-name="T3"> Sistema constru</text:span><text:span text:style-name="T8">ído em equipe, utilizando diversas técnicas de Engenharia de Software, para monitoramento de laboratórios da UFRJ. </text:span><text:span text:style-name="T27">Envolve leituras de Arduinos, uma interface web, um servidor central em Python e um parser para inte</text:span><text:span text:style-name="T29">gração</text:span><text:span text:style-name="T27"> com outro sistema.</text:span></text:p>
      <text:p text:style-name="P21"/>
      <text:p text:style-name="P23"><text:span text:style-name="T8">2</text:span><text:span text:style-name="T27">º</text:span><text:span text:style-name="T8"> semestre de 2015</text:span><text:span text:style-name="T1"><text:tab/></text:span><text:span text:style-name="T15">Audio Looper++:</text:span><text:span text:style-name="T8"> </text:span><text:span text:style-name="T27">Software em C++ e Qt utlizando a biblioteca PortAudio para gravar sons e reproduzi-los em loop, um em cima do outro, possibilitando a criação de músicas com múltiplas faixas de instrumentos.</text:span></text:p>
      <text:p text:style-name="P25"/>
      <text:p text:style-name="P26"/>
      <text:p text:style-name="P7">LINGUAGENS</text:p>
      <text:p text:style-name="P5"/>
      <text:p text:style-name="P14"><text:span text:style-name="T1"><text:tab/><text:tab/></text:span><text:span text:style-name="T14">Naturais</text:span><text:span text:style-name="T21">:</text:span><text:span text:style-name="T1"><text:tab/><text:tab/><text:tab/><text:tab/><text:tab/></text:span><text:span text:style-name="T22">De Programa</text:span><text:span text:style-name="T14">ção</text:span><text:span text:style-name="T21">:</text:span></text:p>
      <text:p text:style-name="P15"><text:span text:style-name="T1"><text:tab/><text:tab/></text:span><text:span text:style-name="T9">Português -----<text:tab/>Fluente</text:span><text:span text:style-name="T1"><text:tab/><text:tab/><text:tab/><text:tab/></text:span><office:annotation office:name="__Annotation__139_4091058064"><dc:creator>Elizabeth Arredon Mier</dc:creator><dc:date>2016-02-17T10:56:00</dc:date><loext:sender-initials>EAM</loext:sender-initials><text:p>List those programming languages that you know. The time refers to the time you have been using them for, not when you learned them. </text:p><text:p/></office:annotation><text:span text:style-name="T1">C/C++<text:tab/>-------------------<text:tab/></text:span><text:span text:style-name="T4">Fluente</text:span><office:annotation-end office:name="__Annotation__139_4091058064"/></text:p>
      <text:p text:style-name="Standard"><text:span text:style-name="T1"><text:tab/><text:tab/></text:span><text:span text:style-name="T9">Inglês -----------<text:tab/>Fluente</text:span><text:span text:style-name="T1"><text:tab/><text:tab/><text:tab/><text:tab/></text:span><text:span text:style-name="T4">Javascript/Jquery -----</text:span><text:span text:style-name="T1"><text:tab/></text:span><text:span text:style-name="T4">Avan</text:span><text:span text:style-name="T9">çado</text:span></text:p>
      <text:p text:style-name="Standard"><text:span text:style-name="T1"><text:tab/><text:tab/></text:span><text:span text:style-name="T9">Francês --------<text:tab/>Intermediário</text:span><text:span text:style-name="T1"><text:tab/><text:tab/><text:tab/></text:span><text:span text:style-name="T9">HTML/</text:span><text:span text:style-name="T20">CSS -------------</text:span><text:span text:style-name="T1"><text:tab/></text:span><text:span text:style-name="T4">Avan</text:span><text:span text:style-name="T9">çado</text:span></text:p>
      <text:p text:style-name="P10"><text:tab/><text:tab/>Espanhol ------<text:tab/>Básico<text:tab/><text:tab/><text:tab/><text:tab/>Python e Java ---------<text:tab/>Intermediário</text:p>
      <text:p text:style-name="P10"><text:tab/><text:tab/><text:tab/><text:tab/><text:tab/><text:tab/><text:tab/><text:tab/>x86 Assembly ----------<text:tab/>Básico</text:p>
      <text:p text:style-name="P3"/>
      <text:p text:style-name="P4"/>
      <text:p text:style-name="P9">CONQUISTAS E CERTIFICADOS</text:p>
      <text:p text:style-name="P27"/>
      <text:p text:style-name="P31"><text:span text:style-name="T1"><text:tab/><text:tab/></text:span><office:annotation office:name="__Annotation__180_4091058064"><dc:creator>Elizabeth Arredon Mier</dc:creator><dc:date>2016-02-17T10:58:00</dc:date><loext:sender-initials>EAM</loext:sender-initials><text:p>List your achievements, providing the name of the prize or the institution and the date.</text:p><text:p/></office:annotation><text:span text:style-name="T1">1</text:span><text:span text:style-name="T30">º</text:span><text:span text:style-name="T1"> </text:span><text:span text:style-name="T9">Lugar Engenharia de Computação </text:span><text:span text:style-name="T10">e Informação </text:span><text:span text:style-name="T9">UFRJ, aprovado pelo ENEM 2014.</text:span><office:annotation-end office:name="__Annotation__180_4091058064"/></text:p>
      <text:p text:style-name="P32"><text:span text:style-name="T1"><text:tab/><text:tab/></text:span><text:span text:style-name="T28">Escritor de uma das 250 redações, de um total de 6 milhões, com nota 1000 no ENEM 2014.</text:span></text:p>
      <text:p text:style-name="P30"><text:span text:style-name="T1"><text:tab/><text:tab/></text:span><text:span text:style-name="T31">Roteamento e switching CCNA: Introdução às redes. </text:span><text:span text:style-name="T32">Aprovado na 1</text:span><text:span text:style-name="T33">a</text:span><text:span text:style-name="T32"> parte do curso da Cis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1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78cm" fo:margin-bottom="1.3cm" fo:margin-left="1.778cm" fo:margin-right="1.778cm" style:shadow="non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elyn Carroll (Randstad)</meta:initial-creator>
    <meta:editing-cycles>5</meta:editing-cycles>
    <meta:creation-date>2015-09-28T17:15:00</meta:creation-date>
    <dc:date>2018-02-12T23:51:03.814000000</dc:date>
    <meta:editing-duration>P1DT16H52M29S</meta:editing-duration>
    <meta:generator>LibreOffice/5.4.4.2$Windows_X86_64 LibreOffice_project/2524958677847fb3bb44820e40380acbe820f960</meta:generator>
    <meta:document-statistic meta:table-count="0" meta:image-count="0" meta:object-count="0" meta:page-count="1" meta:paragraph-count="30" meta:word-count="318" meta:character-count="2251" meta:non-whitespace-character-count="1876"/>
    <meta:user-defined meta:name="AppVersion">16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